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1.659cm"/>
    </style:style>
    <style:style style:name="co4" style:family="table-column">
      <style:table-column-properties fo:break-before="auto" style:column-width="9.828cm"/>
    </style:style>
    <style:style style:name="co5" style:family="table-column">
      <style:table-column-properties fo:break-before="auto" style:column-width="10.596cm"/>
    </style:style>
    <style:style style:name="co6" style:family="table-column">
      <style:table-column-properties fo:break-before="auto" style:column-width="11.933cm"/>
    </style:style>
    <style:style style:name="co7" style:family="table-column">
      <style:table-column-properties fo:break-before="auto" style:column-width="12.686cm"/>
    </style:style>
    <style:style style:name="co8" style:family="table-column">
      <style:table-column-properties fo:break-before="auto" style:column-width="15.277cm"/>
    </style:style>
    <style:style style:name="co9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4.332cm"/>
    </style:style>
    <style:style style:name="co12" style:family="table-column">
      <style:table-column-properties fo:break-before="auto" style:column-width="14.418cm"/>
    </style:style>
    <style:style style:name="co13" style:family="table-column">
      <style:table-column-properties fo:break-before="auto" style:column-width="13.473cm"/>
    </style:style>
    <style:style style:name="co14" style:family="table-column">
      <style:table-column-properties fo:break-before="auto" style:column-width="13.042cm"/>
    </style:style>
    <style:style style:name="co15" style:family="table-column">
      <style:table-column-properties fo:break-before="auto" style:column-width="14.591cm"/>
    </style:style>
    <style:style style:name="co16" style:family="table-column">
      <style:table-column-properties fo:break-before="auto" style:column-width="13.674cm"/>
    </style:style>
    <style:style style:name="co17" style:family="table-column">
      <style:table-column-properties fo:break-before="auto" style:column-width="13.7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9.777cm" fo:break-before="auto" style:use-optimal-row-height="false"/>
    </style:style>
    <style:style style:name="ro3" style:family="table-row">
      <style:table-row-properties style:row-height="1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map style:condition="cell-content()=-2" style:apply-style-name="Bez_20_tytułu2" style:base-cell-address="Arkusz1.C5"/>
      <style:map style:condition="cell-content()=-3" style:apply-style-name="Bez_20_tytułu1" style:base-cell-address="Arkusz1.C5"/>
      <style:map style:condition="cell-content()=-1" style:apply-style-name="Bez_20_tytułu4" style:base-cell-address="Arkusz1.C5"/>
      <style:map style:condition="cell-content()=0" style:apply-style-name="Accent" style:base-cell-address="Arkusz1.C5"/>
    </style:style>
    <style:style style:name="ce5" style:family="table-cell" style:parent-style-name="Default">
      <style:table-cell-properties fo:background-color="transparent"/>
      <style:map style:condition="cell-content()=-2" style:apply-style-name="Bez_20_tytułu2" style:base-cell-address="Arkusz1.C5"/>
      <style:map style:condition="cell-content()=-3" style:apply-style-name="Bez_20_tytułu1" style:base-cell-address="Arkusz1.C5"/>
      <style:map style:condition="cell-content()=-1" style:apply-style-name="Bez_20_tytułu4" style:base-cell-address="Arkusz1.C5"/>
      <style:map style:condition="cell-content()=0" style:apply-style-name="Accent" style:base-cell-address="Arkusz1.C5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8"/>
          <table:table-cell table:style-name="ce3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5"/>
          <table:table-cell table:style-name="ce3"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/>
          <table:table-cell table:style-name="ce1" office:value-type="float" office:value="-2" calcext:value-type="float">
            <text:p>-2</text:p>
          </table:table-cell>
          <table:table-cell table:style-name="ce4" table:formula="of:=IF([.C$5]+[.$B6]&gt;3;3;IF([.C$5]+[.$B6] &lt;-3; -3; [.C$5]+[.$B6])) + [.$B$3]" office:value-type="float" office:value="-3" calcext:value-type="float">
            <text:p>-3</text:p>
          </table:table-cell>
          <table:table-cell table:style-name="ce4" table:formula="of:=IF([.D$5]+[.$B6]&gt;3;3;IF([.D$5]+[.$B6] &lt;-3; -3; [.D$5]+[.$B6])) + [.$B$3]" office:value-type="float" office:value="-3" calcext:value-type="float">
            <text:p>-3</text:p>
          </table:table-cell>
          <table:table-cell table:style-name="ce4" table:formula="of:=IF([.E$5]+[.$B6]&gt;3;3;IF([.E$5]+[.$B6] &lt;-3; -3; [.E$5]+[.$B6])) + [.$B$3]" office:value-type="float" office:value="-2" calcext:value-type="float">
            <text:p>-2</text:p>
          </table:table-cell>
          <table:table-cell table:style-name="ce4" table:formula="of:=IF([.F$5]+[.$B6]&gt;3;3;IF([.F$5]+[.$B6] &lt;-3; -3; [.F$5]+[.$B6])) + [.$B$3]" office:value-type="float" office:value="-1" calcext:value-type="float">
            <text:p>-1</text:p>
          </table:table-cell>
          <table:table-cell table:style-name="ce4" table:formula="of:=IF([.G$5]+[.$B6]&gt;3;3;IF([.G$5]+[.$B6] &lt;-3; -3; [.G$5]+[.$B6])) + [.$B$3]" office:value-type="float" office:value="0" calcext:value-type="float">
            <text:p>0</text:p>
          </table:table-cell>
          <table:table-cell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style-name="ce4" table:formula="of:=IF([.C$5]+[.$B7]&gt;3;3;IF([.C$5]+[.$B7] &lt;-3; -3; [.C$5]+[.$B7])) + [.$B$3]" office:value-type="float" office:value="-3" calcext:value-type="float">
            <text:p>-3</text:p>
          </table:table-cell>
          <table:table-cell table:style-name="ce4" table:formula="of:=IF([.D$5]+[.$B7]&gt;3;3;IF([.D$5]+[.$B7] &lt;-3; -3; [.D$5]+[.$B7])) + [.$B$3]" office:value-type="float" office:value="-2" calcext:value-type="float">
            <text:p>-2</text:p>
          </table:table-cell>
          <table:table-cell table:style-name="ce4" table:formula="of:=IF([.E$5]+[.$B7]&gt;3;3;IF([.E$5]+[.$B7] &lt;-3; -3; [.E$5]+[.$B7])) + [.$B$3]" office:value-type="float" office:value="-1" calcext:value-type="float">
            <text:p>-1</text:p>
          </table:table-cell>
          <table:table-cell table:style-name="ce4" table:formula="of:=IF([.F$5]+[.$B7]&gt;3;3;IF([.F$5]+[.$B7] &lt;-3; -3; [.F$5]+[.$B7])) + [.$B$3]" office:value-type="float" office:value="0" calcext:value-type="float">
            <text:p>0</text:p>
          </table:table-cell>
          <table:table-cell table:style-name="ce4" table:formula="of:=IF([.G$5]+[.$B7]&gt;3;3;IF([.G$5]+[.$B7] &lt;-3; -3; [.G$5]+[.$B7])) + [.$B$3]" office:value-type="float" office:value="1" calcext:value-type="float">
            <text:p>1</text:p>
          </table:table-cell>
          <table:table-cell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table:formula="of:=IF([.C$5]+[.$B8]&gt;3;3;IF([.C$5]+[.$B8] &lt;-3; -3; [.C$5]+[.$B8])) + [.$B$3]" office:value-type="float" office:value="-2" calcext:value-type="float">
            <text:p>-2</text:p>
          </table:table-cell>
          <table:table-cell table:style-name="ce4" table:formula="of:=IF([.D$5]+[.$B8]&gt;3;3;IF([.D$5]+[.$B8] &lt;-3; -3; [.D$5]+[.$B8])) + [.$B$3]" office:value-type="float" office:value="-1" calcext:value-type="float">
            <text:p>-1</text:p>
          </table:table-cell>
          <table:table-cell table:style-name="ce4" table:formula="of:=IF([.E$5]+[.$B8]&gt;3;3;IF([.E$5]+[.$B8] &lt;-3; -3; [.E$5]+[.$B8])) + [.$B$3]" office:value-type="float" office:value="0" calcext:value-type="float">
            <text:p>0</text:p>
          </table:table-cell>
          <table:table-cell table:style-name="ce4" table:formula="of:=IF([.F$5]+[.$B8]&gt;3;3;IF([.F$5]+[.$B8] &lt;-3; -3; [.F$5]+[.$B8])) + [.$B$3]" office:value-type="float" office:value="1" calcext:value-type="float">
            <text:p>1</text:p>
          </table:table-cell>
          <table:table-cell table:style-name="ce4" table:formula="of:=IF([.G$5]+[.$B8]&gt;3;3;IF([.G$5]+[.$B8] &lt;-3; -3; [.G$5]+[.$B8])) + [.$B$3]" office:value-type="float" office:value="2" calcext:value-type="float">
            <text:p>2</text:p>
          </table:table-cell>
          <table:table-cell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table:formula="of:=IF([.C$5]+[.$B9]&gt;3;3;IF([.C$5]+[.$B9] &lt;-3; -3; [.C$5]+[.$B9])) + [.$B$3]" office:value-type="float" office:value="-1" calcext:value-type="float">
            <text:p>-1</text:p>
          </table:table-cell>
          <table:table-cell table:style-name="ce4" table:formula="of:=IF([.D$5]+[.$B9]&gt;3;3;IF([.D$5]+[.$B9] &lt;-3; -3; [.D$5]+[.$B9])) + [.$B$3]" office:value-type="float" office:value="0" calcext:value-type="float">
            <text:p>0</text:p>
          </table:table-cell>
          <table:table-cell table:style-name="ce4" table:formula="of:=IF([.E$5]+[.$B9]&gt;3;3;IF([.E$5]+[.$B9] &lt;-3; -3; [.E$5]+[.$B9])) + [.$B$3]" office:value-type="float" office:value="1" calcext:value-type="float">
            <text:p>1</text:p>
          </table:table-cell>
          <table:table-cell table:style-name="ce4" table:formula="of:=IF([.F$5]+[.$B9]&gt;3;3;IF([.F$5]+[.$B9] &lt;-3; -3; [.F$5]+[.$B9])) + [.$B$3]" office:value-type="float" office:value="2" calcext:value-type="float">
            <text:p>2</text:p>
          </table:table-cell>
          <table:table-cell table:style-name="ce4" table:formula="of:=IF([.G$5]+[.$B9]&gt;3;3;IF([.G$5]+[.$B9] &lt;-3; -3; [.G$5]+[.$B9])) + [.$B$3]" office:value-type="float" office:value="3" calcext:value-type="float">
            <text:p>3</text:p>
          </table:table-cell>
          <table:table-cell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table:formula="of:=IF([.C$5]+[.$B10]&gt;3;3;IF([.C$5]+[.$B10] &lt;-3; -3; [.C$5]+[.$B10])) + [.$B$3]" office:value-type="float" office:value="0" calcext:value-type="float">
            <text:p>0</text:p>
          </table:table-cell>
          <table:table-cell table:style-name="ce4" table:formula="of:=IF([.D$5]+[.$B10]&gt;3;3;IF([.D$5]+[.$B10] &lt;-3; -3; [.D$5]+[.$B10])) + [.$B$3]" office:value-type="float" office:value="1" calcext:value-type="float">
            <text:p>1</text:p>
          </table:table-cell>
          <table:table-cell table:style-name="ce4" table:formula="of:=IF([.E$5]+[.$B10]&gt;3;3;IF([.E$5]+[.$B10] &lt;-3; -3; [.E$5]+[.$B10])) + [.$B$3]" office:value-type="float" office:value="2" calcext:value-type="float">
            <text:p>2</text:p>
          </table:table-cell>
          <table:table-cell table:style-name="ce4" table:formula="of:=IF([.F$5]+[.$B10]&gt;3;3;IF([.F$5]+[.$B10] &lt;-3; -3; [.F$5]+[.$B10])) + [.$B$3]" office:value-type="float" office:value="3" calcext:value-type="float">
            <text:p>3</text:p>
          </table:table-cell>
          <table:table-cell table:style-name="ce4" table:formula="of:=IF([.G$5]+[.$B10]&gt;3;3;IF([.G$5]+[.$B10] &lt;-3; -3; [.G$5]+[.$B10])) + [.$B$3]" office:value-type="float" office:value="3" calcext:value-type="float">
            <text:p>3</text:p>
          </table:table-cell>
          <table:table-cell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/>
          <table:table-cell table:style-name="ce3"/>
          <table:table-cell table:style-name="ce4" table:number-columns-repeated="6"/>
          <table:table-cell table:style-name="ce5"/>
          <table:table-cell table:style-name="ce3" table:number-columns-repeated="2"/>
          <table:table-cell table:style-name="ce5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5"/>
          <table:table-cell table:style-name="ce3"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COM.MICROSOFT.IFS([.C5]=-2;&quot;BM&quot;;[.C5]=-1;&quot;SM&quot;;[.C5]=0;&quot;Z&quot;;[.C5]=1;&quot;SP&quot;;[.C5]=2;&quot;BP&quot;; )" office:value-type="string" office:string-value="BM" calcext:value-type="string">
            <text:p>BM</text:p>
          </table:table-cell>
          <table:table-cell table:formula="of:=COM.MICROSOFT.IFS([.D5]=-2;&quot;BM&quot;;[.D5]=-1;&quot;SM&quot;;[.D5]=0;&quot;Z&quot;;[.D5]=1;&quot;SP&quot;;[.D5]=2;&quot;BP&quot;; )" office:value-type="string" office:string-value="SM" calcext:value-type="string">
            <text:p>SM</text:p>
          </table:table-cell>
          <table:table-cell table:formula="of:=COM.MICROSOFT.IFS([.E5]=-2;&quot;BM&quot;;[.E5]=-1;&quot;SM&quot;;[.E5]=0;&quot;Z&quot;;[.E5]=1;&quot;SP&quot;;[.E5]=2;&quot;BP&quot;; )" office:value-type="string" office:string-value="Z" calcext:value-type="string">
            <text:p>Z</text:p>
          </table:table-cell>
          <table:table-cell table:formula="of:=COM.MICROSOFT.IFS([.F5]=-2;&quot;BM&quot;;[.F5]=-1;&quot;SM&quot;;[.F5]=0;&quot;Z&quot;;[.F5]=1;&quot;SP&quot;;[.F5]=2;&quot;BP&quot;; )" office:value-type="string" office:string-value="SP" calcext:value-type="string">
            <text:p>SP</text:p>
          </table:table-cell>
          <table:table-cell table:formula="of:=COM.MICROSOFT.IFS([.G5]=-2;&quot;BM&quot;;[.G5]=-1;&quot;SM&quot;;[.G5]=0;&quot;Z&quot;;[.G5]=1;&quot;SP&quot;;[.G5]=2;&quot;BP&quot;; )" office:value-type="string" office:string-value="BP" calcext:value-type="string">
            <text:p>BP</text:p>
          </table:table-cell>
          <table:table-cell/>
          <table:table-cell table:style-name="ce3" table:number-columns-repeated="10"/>
        </table:table-row>
        <table:table-row table:style-name="ro1">
          <table:table-cell/>
          <table:table-cell table:formula="of:=COM.MICROSOFT.IFS([.B6]=-2;&quot;BM&quot;;[.B6]=-1;&quot;SM&quot;;[.B6]=0;&quot;Z&quot;;[.B6]=1;&quot;SP&quot;;[.B6]=2;&quot;BP&quot;; )" office:value-type="string" office:string-value="BM" calcext:value-type="string">
            <text:p>BM</text:p>
          </table:table-cell>
          <table:table-cell table:formula="of:=COM.MICROSOFT.IFS([.C6]=-3;&quot;BM&quot;;[.C6]=-2;&quot;MM&quot;;[.C6]=-1;&quot;SM&quot;;[.C6]=0;&quot;Z&quot;;[.C6]=1;&quot;SP&quot;;[.C6]=2;&quot;MP&quot;;[.C6]=3;&quot;BP&quot;; )" office:value-type="string" office:string-value="BM" calcext:value-type="string">
            <text:p>BM</text:p>
          </table:table-cell>
          <table:table-cell table:formula="of:=COM.MICROSOFT.IFS([.D6]=-3;&quot;BM&quot;;[.D6]=-2;&quot;MM&quot;;[.D6]=-1;&quot;SM&quot;;[.D6]=0;&quot;Z&quot;;[.D6]=1;&quot;SP&quot;;[.D6]=2;&quot;MP&quot;;[.D6]=3;&quot;BP&quot;; )" office:value-type="string" office:string-value="BM" calcext:value-type="string">
            <text:p>BM</text:p>
          </table:table-cell>
          <table:table-cell table:formula="of:=COM.MICROSOFT.IFS([.E6]=-3;&quot;BM&quot;;[.E6]=-2;&quot;MM&quot;;[.E6]=-1;&quot;SM&quot;;[.E6]=0;&quot;Z&quot;;[.E6]=1;&quot;SP&quot;;[.E6]=2;&quot;MP&quot;;[.E6]=3;&quot;BP&quot;; )" office:value-type="string" office:string-value="MM" calcext:value-type="string">
            <text:p>MM</text:p>
          </table:table-cell>
          <table:table-cell table:formula="of:=COM.MICROSOFT.IFS([.F6]=-3;&quot;BM&quot;;[.F6]=-2;&quot;MM&quot;;[.F6]=-1;&quot;SM&quot;;[.F6]=0;&quot;Z&quot;;[.F6]=1;&quot;SP&quot;;[.F6]=2;&quot;MP&quot;;[.F6]=3;&quot;BP&quot;; )" office:value-type="string" office:string-value="SM" calcext:value-type="string">
            <text:p>SM</text:p>
          </table:table-cell>
          <table:table-cell table:formula="of:=COM.MICROSOFT.IFS([.G6]=-3;&quot;BM&quot;;[.G6]=-2;&quot;MM&quot;;[.G6]=-1;&quot;SM&quot;;[.G6]=0;&quot;Z&quot;;[.G6]=1;&quot;SP&quot;;[.G6]=2;&quot;MP&quot;;[.G6]=3;&quot;BP&quot;; )" office:value-type="string" office:string-value="Z" calcext:value-type="string">
            <text:p>Z</text:p>
          </table:table-cell>
          <table:table-cell/>
          <table:table-cell table:style-name="ce3" table:number-columns-repeated="10"/>
        </table:table-row>
        <table:table-row table:style-name="ro1">
          <table:table-cell/>
          <table:table-cell table:formula="of:=COM.MICROSOFT.IFS([.B7]=-2;&quot;BM&quot;;[.B7]=-1;&quot;SM&quot;;[.B7]=0;&quot;Z&quot;;[.B7]=1;&quot;SP&quot;;[.B7]=2;&quot;BP&quot;; )" office:value-type="string" office:string-value="SM" calcext:value-type="string">
            <text:p>SM</text:p>
          </table:table-cell>
          <table:table-cell table:formula="of:=COM.MICROSOFT.IFS([.C7]=-3;&quot;BM&quot;;[.C7]=-2;&quot;MM&quot;;[.C7]=-1;&quot;SM&quot;;[.C7]=0;&quot;Z&quot;;[.C7]=1;&quot;SP&quot;;[.C7]=2;&quot;MP&quot;;[.C7]=3;&quot;BP&quot;; )" office:value-type="string" office:string-value="BM" calcext:value-type="string">
            <text:p>BM</text:p>
          </table:table-cell>
          <table:table-cell table:formula="of:=COM.MICROSOFT.IFS([.D7]=-3;&quot;BM&quot;;[.D7]=-2;&quot;MM&quot;;[.D7]=-1;&quot;SM&quot;;[.D7]=0;&quot;Z&quot;;[.D7]=1;&quot;SP&quot;;[.D7]=2;&quot;MP&quot;;[.D7]=3;&quot;BP&quot;; )" office:value-type="string" office:string-value="MM" calcext:value-type="string">
            <text:p>MM</text:p>
          </table:table-cell>
          <table:table-cell table:formula="of:=COM.MICROSOFT.IFS([.E7]=-3;&quot;BM&quot;;[.E7]=-2;&quot;MM&quot;;[.E7]=-1;&quot;SM&quot;;[.E7]=0;&quot;Z&quot;;[.E7]=1;&quot;SP&quot;;[.E7]=2;&quot;MP&quot;;[.E7]=3;&quot;BP&quot;; )" office:value-type="string" office:string-value="SM" calcext:value-type="string">
            <text:p>SM</text:p>
          </table:table-cell>
          <table:table-cell table:formula="of:=COM.MICROSOFT.IFS([.F7]=-3;&quot;BM&quot;;[.F7]=-2;&quot;MM&quot;;[.F7]=-1;&quot;SM&quot;;[.F7]=0;&quot;Z&quot;;[.F7]=1;&quot;SP&quot;;[.F7]=2;&quot;MP&quot;;[.F7]=3;&quot;BP&quot;; )" office:value-type="string" office:string-value="Z" calcext:value-type="string">
            <text:p>Z</text:p>
          </table:table-cell>
          <table:table-cell table:formula="of:=COM.MICROSOFT.IFS([.G7]=-3;&quot;BM&quot;;[.G7]=-2;&quot;MM&quot;;[.G7]=-1;&quot;SM&quot;;[.G7]=0;&quot;Z&quot;;[.G7]=1;&quot;SP&quot;;[.G7]=2;&quot;MP&quot;;[.G7]=3;&quot;BP&quot;; )" office:value-type="string" office:string-value="SP" calcext:value-type="string">
            <text:p>SP</text:p>
          </table:table-cell>
          <table:table-cell/>
          <table:table-cell table:style-name="ce3" table:number-columns-repeated="10"/>
        </table:table-row>
        <table:table-row table:style-name="ro1">
          <table:table-cell/>
          <table:table-cell table:formula="of:=COM.MICROSOFT.IFS([.B8]=-2;&quot;BM&quot;;[.B8]=-1;&quot;SM&quot;;[.B8]=0;&quot;Z&quot;;[.B8]=1;&quot;SP&quot;;[.B8]=2;&quot;BP&quot;; )" office:value-type="string" office:string-value="Z" calcext:value-type="string">
            <text:p>Z</text:p>
          </table:table-cell>
          <table:table-cell table:formula="of:=COM.MICROSOFT.IFS([.C8]=-3;&quot;BM&quot;;[.C8]=-2;&quot;MM&quot;;[.C8]=-1;&quot;SM&quot;;[.C8]=0;&quot;Z&quot;;[.C8]=1;&quot;SP&quot;;[.C8]=2;&quot;MP&quot;;[.C8]=3;&quot;BP&quot;; )" office:value-type="string" office:string-value="MM" calcext:value-type="string">
            <text:p>MM</text:p>
          </table:table-cell>
          <table:table-cell table:formula="of:=COM.MICROSOFT.IFS([.D8]=-3;&quot;BM&quot;;[.D8]=-2;&quot;MM&quot;;[.D8]=-1;&quot;SM&quot;;[.D8]=0;&quot;Z&quot;;[.D8]=1;&quot;SP&quot;;[.D8]=2;&quot;MP&quot;;[.D8]=3;&quot;BP&quot;; )" office:value-type="string" office:string-value="SM" calcext:value-type="string">
            <text:p>SM</text:p>
          </table:table-cell>
          <table:table-cell table:formula="of:=COM.MICROSOFT.IFS([.E8]=-3;&quot;BM&quot;;[.E8]=-2;&quot;MM&quot;;[.E8]=-1;&quot;SM&quot;;[.E8]=0;&quot;Z&quot;;[.E8]=1;&quot;SP&quot;;[.E8]=2;&quot;MP&quot;;[.E8]=3;&quot;BP&quot;; )" office:value-type="string" office:string-value="Z" calcext:value-type="string">
            <text:p>Z</text:p>
          </table:table-cell>
          <table:table-cell table:formula="of:=COM.MICROSOFT.IFS([.F8]=-3;&quot;BM&quot;;[.F8]=-2;&quot;MM&quot;;[.F8]=-1;&quot;SM&quot;;[.F8]=0;&quot;Z&quot;;[.F8]=1;&quot;SP&quot;;[.F8]=2;&quot;MP&quot;;[.F8]=3;&quot;BP&quot;; )" office:value-type="string" office:string-value="SP" calcext:value-type="string">
            <text:p>SP</text:p>
          </table:table-cell>
          <table:table-cell table:formula="of:=COM.MICROSOFT.IFS([.G8]=-3;&quot;BM&quot;;[.G8]=-2;&quot;MM&quot;;[.G8]=-1;&quot;SM&quot;;[.G8]=0;&quot;Z&quot;;[.G8]=1;&quot;SP&quot;;[.G8]=2;&quot;MP&quot;;[.G8]=3;&quot;BP&quot;; )" office:value-type="string" office:string-value="MP" calcext:value-type="string">
            <text:p>MP</text:p>
          </table:table-cell>
          <table:table-cell/>
          <table:table-cell table:style-name="ce3" table:number-columns-repeated="10"/>
        </table:table-row>
        <table:table-row table:style-name="ro1">
          <table:table-cell/>
          <table:table-cell table:formula="of:=COM.MICROSOFT.IFS([.B9]=-2;&quot;BM&quot;;[.B9]=-1;&quot;SM&quot;;[.B9]=0;&quot;Z&quot;;[.B9]=1;&quot;SP&quot;;[.B9]=2;&quot;BP&quot;; )" office:value-type="string" office:string-value="SP" calcext:value-type="string">
            <text:p>SP</text:p>
          </table:table-cell>
          <table:table-cell table:formula="of:=COM.MICROSOFT.IFS([.C9]=-3;&quot;BM&quot;;[.C9]=-2;&quot;MM&quot;;[.C9]=-1;&quot;SM&quot;;[.C9]=0;&quot;Z&quot;;[.C9]=1;&quot;SP&quot;;[.C9]=2;&quot;MP&quot;;[.C9]=3;&quot;BP&quot;; )" office:value-type="string" office:string-value="SM" calcext:value-type="string">
            <text:p>SM</text:p>
          </table:table-cell>
          <table:table-cell table:formula="of:=COM.MICROSOFT.IFS([.D9]=-3;&quot;BM&quot;;[.D9]=-2;&quot;MM&quot;;[.D9]=-1;&quot;SM&quot;;[.D9]=0;&quot;Z&quot;;[.D9]=1;&quot;SP&quot;;[.D9]=2;&quot;MP&quot;;[.D9]=3;&quot;BP&quot;; )" office:value-type="string" office:string-value="Z" calcext:value-type="string">
            <text:p>Z</text:p>
          </table:table-cell>
          <table:table-cell table:formula="of:=COM.MICROSOFT.IFS([.E9]=-3;&quot;BM&quot;;[.E9]=-2;&quot;MM&quot;;[.E9]=-1;&quot;SM&quot;;[.E9]=0;&quot;Z&quot;;[.E9]=1;&quot;SP&quot;;[.E9]=2;&quot;MP&quot;;[.E9]=3;&quot;BP&quot;; )" office:value-type="string" office:string-value="SP" calcext:value-type="string">
            <text:p>SP</text:p>
          </table:table-cell>
          <table:table-cell table:formula="of:=COM.MICROSOFT.IFS([.F9]=-3;&quot;BM&quot;;[.F9]=-2;&quot;MM&quot;;[.F9]=-1;&quot;SM&quot;;[.F9]=0;&quot;Z&quot;;[.F9]=1;&quot;SP&quot;;[.F9]=2;&quot;MP&quot;;[.F9]=3;&quot;BP&quot;; )" office:value-type="string" office:string-value="MP" calcext:value-type="string">
            <text:p>MP</text:p>
          </table:table-cell>
          <table:table-cell table:formula="of:=COM.MICROSOFT.IFS([.G9]=-3;&quot;BM&quot;;[.G9]=-2;&quot;MM&quot;;[.G9]=-1;&quot;SM&quot;;[.G9]=0;&quot;Z&quot;;[.G9]=1;&quot;SP&quot;;[.G9]=2;&quot;MP&quot;;[.G9]=3;&quot;BP&quot;; )" office:value-type="string" office:string-value="BP" calcext:value-type="string">
            <text:p>BP</text:p>
          </table:table-cell>
          <table:table-cell/>
          <table:table-cell table:style-name="ce3" table:number-columns-repeated="10"/>
        </table:table-row>
        <table:table-row table:style-name="ro1">
          <table:table-cell/>
          <table:table-cell table:formula="of:=COM.MICROSOFT.IFS([.B10]=-2;&quot;BM&quot;;[.B10]=-1;&quot;SM&quot;;[.B10]=0;&quot;Z&quot;;[.B10]=1;&quot;SP&quot;;[.B10]=2;&quot;BP&quot;; )" office:value-type="string" office:string-value="BP" calcext:value-type="string">
            <text:p>BP</text:p>
          </table:table-cell>
          <table:table-cell table:formula="of:=COM.MICROSOFT.IFS([.C10]=-3;&quot;BM&quot;;[.C10]=-2;&quot;MM&quot;;[.C10]=-1;&quot;SM&quot;;[.C10]=0;&quot;Z&quot;;[.C10]=1;&quot;SP&quot;;[.C10]=2;&quot;MP&quot;;[.C10]=3;&quot;BP&quot;; )" office:value-type="string" office:string-value="Z" calcext:value-type="string">
            <text:p>Z</text:p>
          </table:table-cell>
          <table:table-cell table:formula="of:=COM.MICROSOFT.IFS([.D10]=-3;&quot;BM&quot;;[.D10]=-2;&quot;MM&quot;;[.D10]=-1;&quot;SM&quot;;[.D10]=0;&quot;Z&quot;;[.D10]=1;&quot;SP&quot;;[.D10]=2;&quot;MP&quot;;[.D10]=3;&quot;BP&quot;; )" office:value-type="string" office:string-value="SP" calcext:value-type="string">
            <text:p>SP</text:p>
          </table:table-cell>
          <table:table-cell table:formula="of:=COM.MICROSOFT.IFS([.E10]=-3;&quot;BM&quot;;[.E10]=-2;&quot;MM&quot;;[.E10]=-1;&quot;SM&quot;;[.E10]=0;&quot;Z&quot;;[.E10]=1;&quot;SP&quot;;[.E10]=2;&quot;MP&quot;;[.E10]=3;&quot;BP&quot;; )" office:value-type="string" office:string-value="MP" calcext:value-type="string">
            <text:p>MP</text:p>
          </table:table-cell>
          <table:table-cell table:formula="of:=COM.MICROSOFT.IFS([.F10]=-3;&quot;BM&quot;;[.F10]=-2;&quot;MM&quot;;[.F10]=-1;&quot;SM&quot;;[.F10]=0;&quot;Z&quot;;[.F10]=1;&quot;SP&quot;;[.F10]=2;&quot;MP&quot;;[.F10]=3;&quot;BP&quot;; )" office:value-type="string" office:string-value="BP" calcext:value-type="string">
            <text:p>BP</text:p>
          </table:table-cell>
          <table:table-cell table:formula="of:=COM.MICROSOFT.IFS([.G10]=-3;&quot;BM&quot;;[.G10]=-2;&quot;MM&quot;;[.G10]=-1;&quot;SM&quot;;[.G10]=0;&quot;Z&quot;;[.G10]=1;&quot;SP&quot;;[.G10]=2;&quot;MP&quot;;[.G10]=3;&quot;BP&quot;; )" office:value-type="string" office:string-value="BP" calcext:value-type="string">
            <text:p>BP</text:p>
          </table:table-cell>
          <table:table-cell/>
          <table:table-cell table:style-name="ce3" table:number-columns-repeated="10"/>
        </table:table-row>
        <table:table-row table:style-name="ro1" table:number-rows-repeated="2">
          <table:table-cell table:number-columns-repeated="8"/>
          <table:table-cell table:style-name="ce3" table:number-columns-repeated="10"/>
        </table:table-row>
        <table:table-row table:style-name="ro1">
          <table:table-cell table:number-columns-repeated="2"/>
          <table:table-cell table:formula="of:=COM.MICROSOFT.TEXTJOIN(&quot;&quot;;0;&quot; IF (error IS &quot;;[.$B14];&quot;) AND (d_error IS &quot;;[.C$13];&quot;) THEN (u_out IS &quot;;[.C14];&quot;)&quot;)" office:value-type="string" office:string-value=" IF (error IS BM) AND (d_error IS BM) THEN (u_out IS BM)" calcext:value-type="string">
            <text:p><text:s/>IF (error IS BM) AND (d_error IS BM) THEN (u_out IS BM)</text:p>
          </table:table-cell>
          <table:table-cell table:formula="of:=COM.MICROSOFT.TEXTJOIN(&quot;&quot;;0;&quot; IF (error IS &quot;;[.$B14];&quot;) AND (d_error IS &quot;;[.D$13];&quot;) THEN (u_out IS &quot;;[.D14];&quot;)&quot;)" office:value-type="string" office:string-value=" IF (error IS BM) AND (d_error IS SM) THEN (u_out IS BM)" calcext:value-type="string">
            <text:p><text:s/>IF (error IS BM) AND (d_error IS SM) THEN (u_out IS BM)</text:p>
          </table:table-cell>
          <table:table-cell table:formula="of:=COM.MICROSOFT.TEXTJOIN(&quot;&quot;;0;&quot; IF (error IS &quot;;[.$B14];&quot;) AND (d_error IS &quot;;[.E$13];&quot;) THEN (u_out IS &quot;;[.E14];&quot;)&quot;)" office:value-type="string" office:string-value=" IF (error IS BM) AND (d_error IS Z) THEN (u_out IS MM)" calcext:value-type="string">
            <text:p><text:s/>IF (error IS BM) AND (d_error IS Z) THEN (u_out IS MM)</text:p>
          </table:table-cell>
          <table:table-cell table:formula="of:=COM.MICROSOFT.TEXTJOIN(&quot;&quot;;0;&quot; IF (error IS &quot;;[.$B14];&quot;) AND (d_error IS &quot;;[.F$13];&quot;) THEN (u_out IS &quot;;[.F14];&quot;)&quot;)" office:value-type="string" office:string-value=" IF (error IS BM) AND (d_error IS SP) THEN (u_out IS SM)" calcext:value-type="string">
            <text:p><text:s/>IF (error IS BM) AND (d_error IS SP) THEN (u_out IS SM)</text:p>
          </table:table-cell>
          <table:table-cell table:formula="of:=COM.MICROSOFT.TEXTJOIN(&quot;&quot;;0;&quot; IF (error IS &quot;;[.$B14];&quot;) AND (d_error IS &quot;;[.G$13];&quot;) THEN (u_out IS &quot;;[.G14];&quot;)&quot;)" office:value-type="string" office:string-value=" IF (error IS BM) AND (d_error IS BP) THEN (u_out IS Z)" calcext:value-type="string">
            <text:p><text:s/>IF (error IS BM) AND (d_error IS BP) THEN (u_out IS Z)</text:p>
          </table:table-cell>
          <table:table-cell/>
          <table:table-cell table:style-name="ce3" table:number-columns-repeated="10"/>
        </table:table-row>
        <table:table-row table:style-name="ro1">
          <table:table-cell table:number-columns-repeated="2"/>
          <table:table-cell table:formula="of:=COM.MICROSOFT.TEXTJOIN(&quot;&quot;;0;&quot; IF (error IS &quot;;[.$B15];&quot;) AND (d_error IS &quot;;[.C$13];&quot;) THEN (u_out IS &quot;;[.C15];&quot;)&quot;)" office:value-type="string" office:string-value=" IF (error IS SM) AND (d_error IS BM) THEN (u_out IS BM)" calcext:value-type="string">
            <text:p><text:s/>IF (error IS SM) AND (d_error IS BM) THEN (u_out IS BM)</text:p>
          </table:table-cell>
          <table:table-cell table:formula="of:=COM.MICROSOFT.TEXTJOIN(&quot;&quot;;0;&quot; IF (error IS &quot;;[.$B15];&quot;) AND (d_error IS &quot;;[.D$13];&quot;) THEN (u_out IS &quot;;[.D15];&quot;)&quot;)" office:value-type="string" office:string-value=" IF (error IS SM) AND (d_error IS SM) THEN (u_out IS MM)" calcext:value-type="string">
            <text:p><text:s/>IF (error IS SM) AND (d_error IS SM) THEN (u_out IS MM)</text:p>
          </table:table-cell>
          <table:table-cell table:formula="of:=COM.MICROSOFT.TEXTJOIN(&quot;&quot;;0;&quot; IF (error IS &quot;;[.$B15];&quot;) AND (d_error IS &quot;;[.E$13];&quot;) THEN (u_out IS &quot;;[.E15];&quot;)&quot;)" office:value-type="string" office:string-value=" IF (error IS SM) AND (d_error IS Z) THEN (u_out IS SM)" calcext:value-type="string">
            <text:p><text:s/>IF (error IS SM) AND (d_error IS Z) THEN (u_out IS SM)</text:p>
          </table:table-cell>
          <table:table-cell table:formula="of:=COM.MICROSOFT.TEXTJOIN(&quot;&quot;;0;&quot; IF (error IS &quot;;[.$B15];&quot;) AND (d_error IS &quot;;[.F$13];&quot;) THEN (u_out IS &quot;;[.F15];&quot;)&quot;)" office:value-type="string" office:string-value=" IF (error IS SM) AND (d_error IS SP) THEN (u_out IS Z)" calcext:value-type="string">
            <text:p><text:s/>IF (error IS SM) AND (d_error IS SP) THEN (u_out IS Z)</text:p>
          </table:table-cell>
          <table:table-cell table:formula="of:=COM.MICROSOFT.TEXTJOIN(&quot;&quot;;0;&quot; IF (error IS &quot;;[.$B15];&quot;) AND (d_error IS &quot;;[.G$13];&quot;) THEN (u_out IS &quot;;[.G15];&quot;)&quot;)" office:value-type="string" office:string-value=" IF (error IS SM) AND (d_error IS BP) THEN (u_out IS SP)" calcext:value-type="string">
            <text:p><text:s/>IF (error IS SM) AND (d_error IS BP) THEN (u_out IS SP)</text:p>
          </table:table-cell>
          <table:table-cell/>
          <table:table-cell table:style-name="ce3" table:number-columns-repeated="10"/>
        </table:table-row>
        <table:table-row table:style-name="ro1">
          <table:table-cell table:number-columns-repeated="2"/>
          <table:table-cell table:formula="of:=COM.MICROSOFT.TEXTJOIN(&quot;&quot;;0;&quot; IF (error IS &quot;;[.$B16];&quot;) AND (d_error IS &quot;;[.C$13];&quot;) THEN (u_out IS &quot;;[.C16];&quot;)&quot;)" office:value-type="string" office:string-value=" IF (error IS Z) AND (d_error IS BM) THEN (u_out IS MM)" calcext:value-type="string">
            <text:p><text:s/>IF (error IS Z) AND (d_error IS BM) THEN (u_out IS MM)</text:p>
          </table:table-cell>
          <table:table-cell table:formula="of:=COM.MICROSOFT.TEXTJOIN(&quot;&quot;;0;&quot; IF (error IS &quot;;[.$B16];&quot;) AND (d_error IS &quot;;[.D$13];&quot;) THEN (u_out IS &quot;;[.D16];&quot;)&quot;)" office:value-type="string" office:string-value=" IF (error IS Z) AND (d_error IS SM) THEN (u_out IS SM)" calcext:value-type="string">
            <text:p><text:s/>IF (error IS Z) AND (d_error IS SM) THEN (u_out IS SM)</text:p>
          </table:table-cell>
          <table:table-cell table:formula="of:=COM.MICROSOFT.TEXTJOIN(&quot;&quot;;0;&quot; IF (error IS &quot;;[.$B16];&quot;) AND (d_error IS &quot;;[.E$13];&quot;) THEN (u_out IS &quot;;[.E16];&quot;)&quot;)" office:value-type="string" office:string-value=" IF (error IS Z) AND (d_error IS Z) THEN (u_out IS Z)" calcext:value-type="string">
            <text:p><text:s/>IF (error IS Z) AND (d_error IS Z) THEN (u_out IS Z)</text:p>
          </table:table-cell>
          <table:table-cell table:formula="of:=COM.MICROSOFT.TEXTJOIN(&quot;&quot;;0;&quot; IF (error IS &quot;;[.$B16];&quot;) AND (d_error IS &quot;;[.F$13];&quot;) THEN (u_out IS &quot;;[.F16];&quot;)&quot;)" office:value-type="string" office:string-value=" IF (error IS Z) AND (d_error IS SP) THEN (u_out IS SP)" calcext:value-type="string">
            <text:p><text:s/>IF (error IS Z) AND (d_error IS SP) THEN (u_out IS SP)</text:p>
          </table:table-cell>
          <table:table-cell table:formula="of:=COM.MICROSOFT.TEXTJOIN(&quot;&quot;;0;&quot; IF (error IS &quot;;[.$B16];&quot;) AND (d_error IS &quot;;[.G$13];&quot;) THEN (u_out IS &quot;;[.G16];&quot;)&quot;)" office:value-type="string" office:string-value=" IF (error IS Z) AND (d_error IS BP) THEN (u_out IS MP)" calcext:value-type="string">
            <text:p><text:s/>IF (error IS Z) AND (d_error IS BP) THEN (u_out IS MP)</text:p>
          </table:table-cell>
          <table:table-cell/>
          <table:table-cell table:style-name="ce3" table:number-columns-repeated="10"/>
        </table:table-row>
        <table:table-row table:style-name="ro1">
          <table:table-cell table:number-columns-repeated="2"/>
          <table:table-cell table:formula="of:=COM.MICROSOFT.TEXTJOIN(&quot;&quot;;0;&quot; IF (error IS &quot;;[.$B17];&quot;) AND (d_error IS &quot;;[.C$13];&quot;) THEN (u_out IS &quot;;[.C17];&quot;)&quot;)" office:value-type="string" office:string-value=" IF (error IS SP) AND (d_error IS BM) THEN (u_out IS SM)" calcext:value-type="string">
            <text:p><text:s/>IF (error IS SP) AND (d_error IS BM) THEN (u_out IS SM)</text:p>
          </table:table-cell>
          <table:table-cell table:formula="of:=COM.MICROSOFT.TEXTJOIN(&quot;&quot;;0;&quot; IF (error IS &quot;;[.$B17];&quot;) AND (d_error IS &quot;;[.D$13];&quot;) THEN (u_out IS &quot;;[.D17];&quot;)&quot;)" office:value-type="string" office:string-value=" IF (error IS SP) AND (d_error IS SM) THEN (u_out IS Z)" calcext:value-type="string">
            <text:p><text:s/>IF (error IS SP) AND (d_error IS SM) THEN (u_out IS Z)</text:p>
          </table:table-cell>
          <table:table-cell table:formula="of:=COM.MICROSOFT.TEXTJOIN(&quot;&quot;;0;&quot; IF (error IS &quot;;[.$B17];&quot;) AND (d_error IS &quot;;[.E$13];&quot;) THEN (u_out IS &quot;;[.E17];&quot;)&quot;)" office:value-type="string" office:string-value=" IF (error IS SP) AND (d_error IS Z) THEN (u_out IS SP)" calcext:value-type="string">
            <text:p><text:s/>IF (error IS SP) AND (d_error IS Z) THEN (u_out IS SP)</text:p>
          </table:table-cell>
          <table:table-cell table:formula="of:=COM.MICROSOFT.TEXTJOIN(&quot;&quot;;0;&quot; IF (error IS &quot;;[.$B17];&quot;) AND (d_error IS &quot;;[.F$13];&quot;) THEN (u_out IS &quot;;[.F17];&quot;)&quot;)" office:value-type="string" office:string-value=" IF (error IS SP) AND (d_error IS SP) THEN (u_out IS MP)" calcext:value-type="string">
            <text:p><text:s/>IF (error IS SP) AND (d_error IS SP) THEN (u_out IS MP)</text:p>
          </table:table-cell>
          <table:table-cell table:formula="of:=COM.MICROSOFT.TEXTJOIN(&quot;&quot;;0;&quot; IF (error IS &quot;;[.$B17];&quot;) AND (d_error IS &quot;;[.G$13];&quot;) THEN (u_out IS &quot;;[.G17];&quot;)&quot;)" office:value-type="string" office:string-value=" IF (error IS SP) AND (d_error IS BP) THEN (u_out IS BP)" calcext:value-type="string">
            <text:p><text:s/>IF (error IS SP) AND (d_error IS BP) THEN (u_out IS BP)</text:p>
          </table:table-cell>
          <table:table-cell/>
          <table:table-cell table:style-name="ce3" table:number-columns-repeated="10"/>
        </table:table-row>
        <table:table-row table:style-name="ro1">
          <table:table-cell table:number-columns-repeated="2"/>
          <table:table-cell table:formula="of:=COM.MICROSOFT.TEXTJOIN(&quot;&quot;;0;&quot; IF (error IS &quot;;[.$B18];&quot;) AND (d_error IS &quot;;[.C$13];&quot;) THEN (u_out IS &quot;;[.C18];&quot;)&quot;)" office:value-type="string" office:string-value=" IF (error IS BP) AND (d_error IS BM) THEN (u_out IS Z)" calcext:value-type="string">
            <text:p><text:s/>IF (error IS BP) AND (d_error IS BM) THEN (u_out IS Z)</text:p>
          </table:table-cell>
          <table:table-cell table:formula="of:=COM.MICROSOFT.TEXTJOIN(&quot;&quot;;0;&quot; IF (error IS &quot;;[.$B18];&quot;) AND (d_error IS &quot;;[.D$13];&quot;) THEN (u_out IS &quot;;[.D18];&quot;)&quot;)" office:value-type="string" office:string-value=" IF (error IS BP) AND (d_error IS SM) THEN (u_out IS SP)" calcext:value-type="string">
            <text:p><text:s/>IF (error IS BP) AND (d_error IS SM) THEN (u_out IS SP)</text:p>
          </table:table-cell>
          <table:table-cell table:formula="of:=COM.MICROSOFT.TEXTJOIN(&quot;&quot;;0;&quot; IF (error IS &quot;;[.$B18];&quot;) AND (d_error IS &quot;;[.E$13];&quot;) THEN (u_out IS &quot;;[.E18];&quot;)&quot;)" office:value-type="string" office:string-value=" IF (error IS BP) AND (d_error IS Z) THEN (u_out IS MP)" calcext:value-type="string">
            <text:p><text:s/>IF (error IS BP) AND (d_error IS Z) THEN (u_out IS MP)</text:p>
          </table:table-cell>
          <table:table-cell table:formula="of:=COM.MICROSOFT.TEXTJOIN(&quot;&quot;;0;&quot; IF (error IS &quot;;[.$B18];&quot;) AND (d_error IS &quot;;[.F$13];&quot;) THEN (u_out IS &quot;;[.F18];&quot;)&quot;)" office:value-type="string" office:string-value=" IF (error IS BP) AND (d_error IS SP) THEN (u_out IS BP)" calcext:value-type="string">
            <text:p><text:s/>IF (error IS BP) AND (d_error IS SP) THEN (u_out IS BP)</text:p>
          </table:table-cell>
          <table:table-cell table:formula="of:=COM.MICROSOFT.TEXTJOIN(&quot;&quot;;0;&quot; IF (error IS &quot;;[.$B18];&quot;) AND (d_error IS &quot;;[.G$13];&quot;) THEN (u_out IS &quot;;[.G18];&quot;)&quot;)" office:value-type="string" office:string-value=" IF (error IS BP) AND (d_error IS BP) THEN (u_out IS BP)" calcext:value-type="string">
            <text:p><text:s/>IF (error IS BP) AND (d_error IS BP) THEN (u_out IS BP)</text:p>
          </table:table-cell>
          <table:table-cell/>
          <table:table-cell table:style-name="ce3" table:number-columns-repeated="10"/>
        </table:table-row>
        <table:table-row table:style-name="ro1" table:number-rows-repeated="3">
          <table:table-cell table:number-columns-repeated="8"/>
          <table:table-cell table:style-name="ce3" table:number-columns-repeated="10"/>
        </table:table-row>
        <table:table-row table:style-name="ro2">
          <table:table-cell table:number-columns-repeated="7"/>
          <table:table-cell table:formula="of:=COM.MICROSOFT.TEXTJOIN(CHAR(10);1;[.$C$21:.$G$25])" office:value-type="string" office:string-value=" IF (error IS BM) AND (d_error IS BM) THEN (u_out IS BM)&#10; IF (error IS BM) AND (d_error IS SM) THEN (u_out IS BM)&#10; IF (error IS BM) AND (d_error IS Z) THEN (u_out IS MM)&#10; IF (error IS BM) AND (d_error IS SP) THEN (u_out IS SM)&#10; IF (error IS BM) AND (d_error IS BP) THEN (u_out IS Z)&#10; IF (error IS SM) AND (d_error IS BM) THEN (u_out IS BM)&#10; IF (error IS SM) AND (d_error IS SM) THEN (u_out IS MM)&#10; IF (error IS SM) AND (d_error IS Z) THEN (u_out IS SM)&#10; IF (error IS SM) AND (d_error IS SP) THEN (u_out IS Z)&#10; IF (error IS SM) AND (d_error IS BP) THEN (u_out IS SP)&#10; IF (error IS Z) AND (d_error IS BM) THEN (u_out IS MM)&#10; IF (error IS Z) AND (d_error IS SM) THEN (u_out IS SM)&#10; IF (error IS Z) AND (d_error IS Z) THEN (u_out IS Z)&#10; IF (error IS Z) AND (d_error IS SP) THEN (u_out IS SP)&#10; IF (error IS Z) AND (d_error IS BP) THEN (u_out IS MP)&#10; IF (error IS SP) AND (d_error IS BM) THEN (u_out IS SM)&#10; IF (error IS SP) AND (d_error IS SM) THEN (u_out IS Z)&#10; IF (error IS SP) AND (d_error IS Z) THEN (u_out IS SP)&#10; IF (error IS SP) AND (d_error IS SP) THEN (u_out IS MP)&#10; IF (error IS SP) AND (d_error IS BP) THEN (u_out IS BP)&#10; IF (error IS BP) AND (d_error IS BM) THEN (u_out IS Z)&#10; IF (error IS BP) AND (d_error IS SM) THEN (u_out IS SP)&#10; IF (error IS BP) AND (d_error IS Z) THEN (u_out IS MP)&#10; IF (error IS BP) AND (d_error IS SP) THEN (u_out IS BP)&#10; IF (error IS BP) AND (d_error IS BP) THEN (u_out IS BP)" calcext:value-type="string">
            <text:p> IF (error IS BM) AND (d_error IS BM) THEN (u_out IS BM)</text:p>
            <text:p> IF (error IS BM) AND (d_error IS SM) THEN (u_out IS BM)</text:p>
            <text:p> IF (error IS BM) AND (d_error IS Z) THEN (u_out IS MM)</text:p>
            <text:p> IF (error IS BM) AND (d_error IS SP) THEN (u_out IS SM)</text:p>
            <text:p> IF (error IS BM) AND (d_error IS BP) THEN (u_out IS Z)</text:p>
            <text:p> IF (error IS SM) AND (d_error IS BM) THEN (u_out IS BM)</text:p>
            <text:p> IF (error IS SM) AND (d_error IS SM) THEN (u_out IS MM)</text:p>
            <text:p> IF (error IS SM) AND (d_error IS Z) THEN (u_out IS SM)</text:p>
            <text:p> IF (error IS SM) AND (d_error IS SP) THEN (u_out IS Z)</text:p>
            <text:p> IF (error IS SM) AND (d_error IS BP) THEN (u_out IS SP)</text:p>
            <text:p> IF (error IS Z) AND (d_error IS BM) THEN (u_out IS MM)</text:p>
            <text:p> IF (error IS Z) AND (d_error IS SM) THEN (u_out IS SM)</text:p>
            <text:p> IF (error IS Z) AND (d_error IS Z) THEN (u_out IS Z)</text:p>
            <text:p> IF (error IS Z) AND (d_error IS SP) THEN (u_out IS SP)</text:p>
            <text:p> IF (error IS Z) AND (d_error IS BP) THEN (u_out IS MP)</text:p>
            <text:p> IF (error IS SP) AND (d_error IS BM) THEN (u_out IS SM)</text:p>
            <text:p> IF (error IS SP) AND (d_error IS SM) THEN (u_out IS Z)</text:p>
            <text:p> IF (error IS SP) AND (d_error IS Z) THEN (u_out IS SP)</text:p>
            <text:p> IF (error IS SP) AND (d_error IS SP) THEN (u_out IS MP)</text:p>
            <text:p> IF (error IS SP) AND (d_error IS BP) THEN (u_out IS BP)</text:p>
            <text:p> IF (error IS BP) AND (d_error IS BM) THEN (u_out IS Z)</text:p>
            <text:p> IF (error IS BP) AND (d_error IS SM) THEN (u_out IS SP)</text:p>
            <text:p> IF (error IS BP) AND (d_error IS Z) THEN (u_out IS MP)</text:p>
            <text:p> IF (error IS BP) AND (d_error IS SP) THEN (u_out IS BP)</text:p>
            <text:p> IF (error IS BP) AND (d_error IS BP) THEN (u_out IS BP)</text:p>
          </table:table-cell>
          <table:table-cell table:style-name="ce3" table:number-columns-repeated="10"/>
        </table:table-row>
        <table:table-row table:style-name="ro1" table:visibility="collapse">
          <table:table-cell table:number-columns-repeated="8"/>
          <table:table-cell table:style-name="ce3" table:number-columns-repeated="10"/>
        </table:table-row>
        <table:table-row table:style-name="ro3">
          <table:table-cell table:number-columns-repeated="8"/>
          <table:table-cell table:style-name="ce3" table:number-columns-repeated="10"/>
        </table:table-row>
        <table:table-row table:style-name="ro1" table:number-rows-repeated="33">
          <table:table-cell table:number-columns-repeated="8"/>
          <table:table-cell table:style-name="ce3" table:number-columns-repeated="10"/>
        </table:table-row>
        <table:table-row table:style-name="ro1" table:number-rows-repeated="1048511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Arkusz1.C11:Arkusz1.I11 Arkusz1.L5:Arkusz1.R11 Arkusz1.I5:Arkusz1.I10 Arkusz1.C6:Arkusz1.G10">
            <calcext:condition calcext:apply-style-name="Bez tytułu2" calcext:value="=-2" calcext:base-cell-address="Arkusz1.C5"/>
            <calcext:condition calcext:apply-style-name="Bez tytułu1" calcext:value="=-3" calcext:base-cell-address="Arkusz1.C5"/>
            <calcext:condition calcext:apply-style-name="Bez tytułu4" calcext:value="=-1" calcext:base-cell-address="Arkusz1.C5"/>
            <calcext:condition calcext:apply-style-name="Accent" calcext:value="=0" calcext:base-cell-address="Arkusz1.C5"/>
          </calcext:conditional-format>
          <calcext:conditional-format calcext:target-range-address="Arkusz1.C11:Arkusz1.I11 Arkusz1.L5:Arkusz1.R11 Arkusz1.I5:Arkusz1.I10 Arkusz1.C6:Arkusz1.G10">
            <calcext:condition calcext:apply-style-name="Bez tytułu3" calcext:value="=1" calcext:base-cell-address="Arkusz1.C5"/>
            <calcext:condition calcext:apply-style-name="Bez tytułu5" calcext:value="=2" calcext:base-cell-address="Arkusz1.C5"/>
            <calcext:condition calcext:apply-style-name="Bez tytułu6" calcext:value="=3" calcext:base-cell-address="Arkusz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z_20_tytułu1" style:display-name="Bez tytułu1" style:family="table-cell" style:parent-style-name="Default">
      <style:table-cell-properties fo:background-color="#ff0000" style:diagonal-bl-tr="none" style:diagonal-tl-br="none"/>
    </style:style>
    <style:style style:name="Bez_20_tytułu2" style:display-name="Bez tytułu2" style:family="table-cell" style:parent-style-name="Default">
      <style:table-cell-properties fo:background-color="#ff5429" style:diagonal-bl-tr="none" style:diagonal-tl-br="none"/>
    </style:style>
    <style:style style:name="Bez_20_tytułu3" style:display-name="Bez tytułu3" style:family="table-cell" style:parent-style-name="Default">
      <style:table-cell-properties fo:background-color="#d4ea6b" style:diagonal-bl-tr="none" style:diagonal-tl-br="none"/>
    </style:style>
    <style:style style:name="Bez_20_tytułu4" style:display-name="Bez tytułu4" style:family="table-cell" style:parent-style-name="Default">
      <style:table-cell-properties fo:background-color="#ffd428" style:diagonal-bl-tr="none" style:diagonal-tl-br="none"/>
    </style:style>
    <style:style style:name="Bez_20_tytułu5" style:display-name="Bez tytułu5" style:family="table-cell" style:parent-style-name="Default">
      <style:table-cell-properties fo:background-color="#168253" style:diagonal-bl-tr="none" style:diagonal-tl-br="none"/>
    </style:style>
    <style:style style:name="Bez_20_tytułu6" style:display-name="Bez tytułu6" style:family="table-cell" style:parent-style-name="Default">
      <style:table-cell-properties fo:background-color="#3465a4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.00.0000</text:date>, <text:time style:data-style-name="N2" text:time-value="15:34:42.30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8:37:02.067000000</meta:creation-date>
    <dc:date>2022-04-16T15:35:44.872000000</dc:date>
    <meta:editing-duration>PT1H40M3S</meta:editing-duration>
    <meta:editing-cycles>18</meta:editing-cycles>
    <meta:generator>LibreOffice/7.3.1.3$Windows_X86_64 LibreOffice_project/a69ca51ded25f3eefd52d7bf9a5fad8c90b87951</meta:generator>
    <meta:document-statistic meta:table-count="1" meta:cell-count="100" meta:object-count="0"/>
  </office:meta>
</office:document-meta>
</file>